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officeooo:rsid="00154f20" officeooo:paragraph-rsid="00154f20" style:font-size-asian="12pt" style:font-size-complex="12pt"/>
    </style:style>
    <style:style style:name="P2" style:family="paragraph" style:parent-style-name="Standard">
      <style:text-properties style:font-name="Liberation Serif" fo:font-size="12pt" fo:font-weight="normal" officeooo:rsid="00154f20" officeooo:paragraph-rsid="00154f20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Liberation Serif" fo:font-size="12pt" fo:font-weight="normal" officeooo:rsid="0016b411" officeooo:paragraph-rsid="0016b411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Liberation Serif" fo:font-size="12pt" fo:font-weight="normal" officeooo:rsid="0076fbb7" officeooo:paragraph-rsid="0076fbb7" style:font-size-asian="12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83e17"/>
    </style:style>
    <style:style style:name="T3" style:family="text">
      <style:text-properties officeooo:rsid="007079de"/>
    </style:style>
    <style:style style:name="T4" style:family="text">
      <style:text-properties officeooo:rsid="007dfda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<text:span text:style-name="T1">jan Patel</text:span></text:p>
      <text:p text:style-name="P2">Edward Patrick Schwerdtfeger</text:p>
      <text:p text:style-name="P2"/>
      <text:p text:style-name="P3"><text:span text:style-name="T4">R</text:span>un ‘make’ to build the project. Using the gnu11 C standard is my preference, but I don’t know if it would compile under older or ISO dialects. <text:span text:style-name="T3">The size of the threadpool can be changed by changing the gcc command in the makefile. </text:span></text:p>
      <text:p text:style-name="P2"/>
      <text:p text:style-name="P4">Thread pool size should be decided based on the number of physical threads available. The exact relationship depends on how CPU vs memory heavy the program is. 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2T17:38:53.960712756</meta:creation-date>
    <dc:date>2017-12-14T23:42:59.932294002</dc:date>
    <meta:editing-duration>PT2H4M4S</meta:editing-duration>
    <meta:editing-cycles>27</meta:editing-cycles>
    <meta:generator>LibreOffice/5.4.3.2$Linux_X86_64 LibreOffice_project/40m0$Build-2</meta:generator>
    <meta:document-statistic meta:table-count="0" meta:image-count="0" meta:object-count="0" meta:page-count="1" meta:paragraph-count="4" meta:word-count="75" meta:character-count="430" meta:non-whitespace-character-count="357"/>
  </office:meta>
</office:document-meta>
</file>